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1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30.2pt" style:use-optimal-row-height="false" fo:break-before="auto"/>
    </style:style>
    <style:style style:name="ro13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Idiomorph garnet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Idiomorph with rombododecahedral forms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High - very high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6">
            <text:p>It change from colorless to pink and brow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Isotropic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Total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5" table:style-name="ce7">
            <text:p>5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8">
            <text:p>Other important minerals in the thin section (%)</text:p>
          </table:table-cell>
          <table:table-cell office:value-type="string" table:style-name="ce5">
            <text:p>Quartz 40%</text:p>
          </table:table-cell>
          <table:table-cell office:value-type="string" table:style-name="ce9">
            <text:p>Mica 10%</text:p>
          </table:table-cell>
          <table:table-cell table:number-columns-repeated="16381"/>
        </table:table-row>
        <table:table-row table:style-name="ro2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11">
            <text:p>General characteristics of the mineral</text:p>
          </table:table-cell>
          <table:table-cell office:value-type="string" table:style-name="ce5">
            <text:p>Garnet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10">
            <text:p>(Fe,Mg,Mn,Ca)<text:span text:style-name="T2">3</text:span>(Al,Cr,Fe)<text:span text:style-name="T2">2</text:span>(SiO<text:span text:style-name="T2">4</text:span>)<text:span text:style-name="T2">3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Idiomorph, allotriomorph, rombododecahedric, euhedral, polygonal, skeletal or forming inclusion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High - very 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5">
            <text:p>Colourless to pink, yellow, brownish and greenis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tion</text:p>
          </table:table-cell>
          <table:table-cell office:value-type="string" table:style-name="ce5">
            <text:p>To kelifita, chlorite, epidote and rarely biotite, hornblenda, escapolite, feldspar, hematites, among other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Isotropic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Tot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Not always visib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Withou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Without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4T10:54:34Z</dc:date>
    <meta:editing-cycles>4</meta:editing-cycles>
    <meta:editing-duration>PT1454S</meta:editing-duration>
  </office:meta>
</office:document-meta>
</file>